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transparent" fo:border="0.06pt solid #000000"/>
      <style:text-properties fo:color="#000000"/>
      <style:map style:condition="cell-content()=35" style:apply-style-name="Sem_20_título1" style:base-cell-address="Planilha1.B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number-columns-repeated="11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1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number-columns-repeated="11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4" table:style-name="ce5" office:value-type="float" office:value="32" calcext:value-type="float">
            <text:p>32</text:p>
          </table:table-cell>
          <table:table-cell table:number-columns-repeated="8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2"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 table:style-name="ce5" office:value-type="float" office:value="35" calcext:value-type="float">
            <text:p>35</text:p>
          </table:table-cell>
          <table:table-cell table:number-columns-repeated="3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"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B2:Planilha1.S21">
            <calcext:condition calcext:apply-style-name="Sem título1" calcext:value="=35" calcext:base-cell-address="Planilh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Sem_20_título1" style:display-name="Sem título1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7:15:24.372608859</meta:creation-date>
    <meta:generator>LibreOffice/7.3.7.2$Linux_X86_64 LibreOffice_project/30$Build-2</meta:generator>
    <dc:date>2023-11-20T11:50:52.783954447</dc:date>
    <meta:editing-duration>PT28M22S</meta:editing-duration>
    <meta:editing-cycles>8</meta:editing-cycles>
    <meta:document-statistic meta:table-count="1" meta:cell-count="398" meta:object-count="0"/>
  </office:meta>
</office:document-meta>
</file>